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ans-serif"/>
    <style:font-face style:name="Times new roman" svg:font-family="'Times new roman'" style:font-family-generic="roman"/>
    <style:font-face style:name="times new roman" svg:font-family="'times new roman'" style:font-family-generic="roman"/>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ource Sans Pro" svg:font-family="'Source Sans Pro'"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Times new roman" fo:font-size="12pt" fo:font-style="normal" fo:font-weight="normal" officeooo:rsid="001b0bfc" officeooo:paragraph-rsid="001b0bfc" style:font-size-asian="12pt" style:font-style-asian="normal" style:font-weight-asian="normal" style:font-size-complex="12pt" style:font-style-complex="normal" style:font-weight-complex="normal"/>
    </style:style>
    <style:style style:name="P2" style:family="paragraph" style:parent-style-name="Standard">
      <style:paragraph-properties fo:line-height="100%" fo:text-align="justify" style:justify-single-word="false"/>
      <style:text-properties style:font-name="Times new roman" fo:font-size="12pt" officeooo:rsid="001705cc" officeooo:paragraph-rsid="00193ab1" style:font-size-asian="12pt" style:font-size-complex="12pt"/>
    </style:style>
    <style:style style:name="P3" style:family="paragraph" style:parent-style-name="Standard">
      <style:paragraph-properties fo:text-align="justify" style:justify-single-word="false"/>
      <style:text-properties style:font-name="Times new roman" fo:font-size="20pt" fo:font-style="normal" fo:font-weight="bold" officeooo:rsid="00289d3a" officeooo:paragraph-rsid="00193ab1" style:font-size-asian="20pt" style:font-style-asian="normal" style:font-weight-asian="bold" style:font-size-complex="20pt" style:font-style-complex="normal" style:font-weight-complex="bold"/>
    </style:style>
    <style:style style:name="P4" style:family="paragraph" style:parent-style-name="Text_20_body">
      <style:paragraph-properties fo:margin-left="0cm" fo:margin-right="0cm" fo:margin-top="0cm" fo:margin-bottom="0cm" loext:contextual-spacing="false" fo:line-height="100%" fo:text-indent="0cm" style:auto-text-indent="false"/>
      <style:text-properties style:font-name="Times new roman" fo:font-size="12pt" officeooo:paragraph-rsid="001b0bfc" style:font-size-asian="12pt" style:font-size-complex="12pt"/>
    </style:style>
    <style:style style:name="P5" style:family="paragraph" style:parent-style-name="Text_20_body">
      <style:paragraph-properties fo:margin-left="0cm" fo:margin-right="0cm" fo:margin-top="0cm" fo:margin-bottom="0cm" loext:contextual-spacing="false" fo:line-height="100%" fo:text-indent="0cm" style:auto-text-indent="false"/>
      <style:text-properties style:font-name="Times new roman" fo:font-size="12pt" officeooo:paragraph-rsid="001cf567" style:font-size-asian="12pt" style:font-size-complex="12pt"/>
    </style:style>
    <style:style style:name="P6" style:family="paragraph" style:parent-style-name="Text_20_body">
      <style:paragraph-properties fo:margin-left="0cm" fo:margin-right="0cm" fo:margin-top="0cm" fo:margin-bottom="0cm" loext:contextual-spacing="false" fo:line-height="100%" fo:text-indent="0cm" style:auto-text-indent="false"/>
      <style:text-properties style:font-name="Times new roman" fo:font-size="12pt" officeooo:rsid="001cf567" officeooo:paragraph-rsid="001cf567" style:font-size-asian="12pt" style:font-size-complex="12pt"/>
    </style:style>
    <style:style style:name="P7" style:family="paragraph" style:parent-style-name="Default">
      <style:paragraph-properties fo:line-height="100%" fo:text-align="justify" style:justify-single-word="false"/>
      <style:text-properties style:font-name="Times new roman" fo:font-size="12pt" fo:font-style="normal" fo:font-weight="bold" officeooo:rsid="001705cc" officeooo:paragraph-rsid="00193ab1" style:font-size-asian="12pt" style:font-style-asian="normal" style:font-weight-asian="bold" style:font-size-complex="12pt" style:font-style-complex="normal" style:font-weight-complex="bold"/>
    </style:style>
    <style:style style:name="P8" style:family="paragraph" style:parent-style-name="Default">
      <style:paragraph-properties fo:margin-left="0cm" fo:margin-right="0cm" fo:margin-top="0.42cm" fo:margin-bottom="0.349cm" loext:contextual-spacing="false" style:line-height-at-least="0.353cm" fo:text-indent="0cm" style:auto-text-indent="false"/>
    </style:style>
    <style:style style:name="P9" style:family="paragraph" style:parent-style-name="Default">
      <style:paragraph-properties fo:margin-left="0cm" fo:margin-right="0cm" fo:margin-top="0.42cm" fo:margin-bottom="0.349cm" loext:contextual-spacing="false" style:line-height-at-least="0.353cm" fo:text-indent="0cm" style:auto-text-indent="false"/>
      <style:text-properties style:font-name="Times new roman" fo:font-size="12pt" style:font-size-asian="12pt" style:font-size-complex="12pt"/>
    </style:style>
    <style:style style:name="P10" style:family="paragraph" style:parent-style-name="Default">
      <style:paragraph-properties fo:margin-left="0cm" fo:margin-right="0cm" fo:margin-top="0.42cm" fo:margin-bottom="0.349cm" loext:contextual-spacing="false" style:line-height-at-least="0.353cm" fo:text-indent="0cm" style:auto-text-indent="false"/>
      <style:text-properties style:font-name="Times new roman" fo:font-size="12pt" officeooo:rsid="001b0bfc" officeooo:paragraph-rsid="001b0bfc" style:font-size-asian="12pt" style:font-size-complex="12pt"/>
    </style:style>
    <style:style style:name="P11" style:family="paragraph" style:parent-style-name="Default">
      <style:paragraph-properties fo:margin-left="0cm" fo:margin-right="0cm" fo:margin-top="0.42cm" fo:margin-bottom="0.349cm" loext:contextual-spacing="false" style:line-height-at-least="0.353cm" fo:text-indent="0cm" style:auto-text-indent="false"/>
      <style:text-properties style:font-name="Times new roman" fo:font-size="12pt" fo:font-weight="bold" style:font-size-asian="12pt" style:font-weight-asian="bold" style:font-size-complex="12pt" style:font-weight-complex="bold"/>
    </style:style>
    <style:style style:name="P12" style:family="paragraph" style:parent-style-name="Default">
      <style:paragraph-properties fo:margin-left="0cm" fo:margin-right="0cm" fo:margin-top="0.42cm" fo:margin-bottom="0.349cm" loext:contextual-spacing="false" style:line-height-at-least="0.353cm" fo:text-indent="0cm" style:auto-text-indent="false"/>
      <style:text-properties style:font-name="Times new roman" fo:font-size="12pt" fo:font-weight="bold" officeooo:rsid="001d97d8" officeooo:paragraph-rsid="001d97d8" style:font-size-asian="12pt" style:font-weight-asian="bold" style:font-size-complex="12pt" style:font-weight-complex="bold"/>
    </style:style>
    <style:style style:name="P13" style:family="paragraph" style:parent-style-name="Default">
      <style:paragraph-properties fo:margin-left="0cm" fo:margin-right="0cm" fo:margin-top="0cm" fo:margin-bottom="0cm" loext:contextual-spacing="false" style:line-height-at-least="0.353cm" fo:text-indent="0cm" style:auto-text-indent="false"/>
      <style:text-properties style:font-name="Times new roman" fo:font-size="12pt" officeooo:rsid="001b0bfc" officeooo:paragraph-rsid="001b0bfc" style:font-size-asian="12pt" style:font-size-complex="12pt"/>
    </style:style>
    <style:style style:name="P14" style:family="paragraph" style:parent-style-name="Default">
      <style:paragraph-properties fo:margin-left="0cm" fo:margin-right="0cm" fo:margin-top="0cm" fo:margin-bottom="0cm" loext:contextual-spacing="false" style:line-height-at-least="0.353cm" fo:text-indent="0cm" style:auto-text-indent="false"/>
      <style:text-properties style:font-name="Times new roman" fo:font-size="12pt" fo:font-weight="bold" officeooo:rsid="001d6214" officeooo:paragraph-rsid="001d6214" style:font-size-asian="12pt" style:font-weight-asian="bold" style:font-size-complex="12pt" style:font-weight-complex="bold"/>
    </style:style>
    <style:style style:name="P15" style:family="paragraph" style:parent-style-name="Default">
      <style:paragraph-properties fo:margin-left="0cm" fo:margin-right="0cm" fo:margin-top="0cm" fo:margin-bottom="0cm" loext:contextual-spacing="false" style:line-height-at-least="0.353cm" fo:text-indent="0cm" style:auto-text-indent="false"/>
      <style:text-properties style:font-name="Times new roman" fo:font-size="12pt" fo:font-weight="bold" style:font-size-asian="12pt" style:font-weight-asian="bold" style:font-size-complex="12pt" style:font-weight-complex="bold"/>
    </style:style>
    <style:style style:name="P16" style:family="paragraph" style:parent-style-name="Default">
      <style:paragraph-properties fo:margin-left="0cm" fo:margin-right="0cm" fo:margin-top="0cm" fo:margin-bottom="0cm" loext:contextual-spacing="false" style:line-height-at-least="0.353cm" fo:text-indent="0cm" style:auto-text-indent="false"/>
      <style:text-properties style:font-name="Times new roman" fo:font-size="12pt" fo:font-weight="bold" officeooo:rsid="001edbd5" officeooo:paragraph-rsid="001edbd5" style:font-size-asian="12pt" style:font-weight-asian="bold" style:font-size-complex="12pt" style:font-weight-complex="bold"/>
    </style:style>
    <style:style style:name="P17" style:family="paragraph" style:parent-style-name="Default">
      <style:paragraph-properties fo:margin-left="0cm" fo:margin-right="0cm" fo:margin-top="0cm" fo:margin-bottom="0cm" loext:contextual-spacing="false" style:line-height-at-least="0.353cm" fo:text-indent="0cm" style:auto-text-indent="false"/>
      <style:text-properties style:font-name="Times new roman" fo:font-size="12pt" fo:font-weight="bold" officeooo:rsid="001edbd5" officeooo:paragraph-rsid="001ef586" style:font-size-asian="12pt" style:font-weight-asian="bold" style:font-size-complex="12pt" style:font-weight-complex="bold"/>
    </style:style>
    <style:style style:name="T1"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1cf567" style:letter-kerning="true" style:font-style-asian="normal" style:font-weight-asian="normal" style:text-emphasize="none"/>
    </style:style>
    <style:style style:name="T2"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1d6214" style:letter-kerning="true" style:font-style-asian="normal" style:font-weight-asian="normal" style:text-emphasize="none"/>
    </style:style>
    <style:style style:name="T3" style:family="text">
      <style:text-properties fo:font-variant="normal" fo:text-transform="none"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4" style:family="text">
      <style:text-properties fo:color="#000000" style:text-outline="false" style:text-line-through-style="none" style:text-line-through-type="none" style:font-name="Times new roman" fo:font-size="12pt" fo:font-style="normal" fo:text-shadow="none" style:text-underline-style="none" fo:font-weight="bold" style:letter-kerning="true" style:font-size-asian="12pt" style:font-style-asian="normal" style:font-weight-asian="bold" style:font-size-complex="12pt" style:font-weight-complex="bold" style:text-emphasize="none"/>
    </style:style>
    <style:style style:name="T5" style:family="text">
      <style:text-properties fo:color="#000000" style:text-outline="false" style:text-line-through-style="none" style:text-line-through-type="none" fo:text-shadow="none" style:text-underline-style="none" style:letter-kerning="true" style:text-emphasize="none"/>
    </style:style>
    <style:style style:name="T6"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7" style:family="text">
      <style:text-properties fo:color="#000000" style:text-outline="false" style:text-line-through-style="none" style:text-line-through-type="none" fo:font-style="normal" fo:text-shadow="none" style:text-underline-style="none" fo:font-weight="normal" officeooo:rsid="001b0bfc" style:letter-kerning="true" style:font-style-asian="normal" style:font-weight-asian="normal" style:text-emphasize="none"/>
    </style:style>
    <style:style style:name="T8" style:family="text">
      <style:text-properties fo:color="#000000" style:text-outline="false" style:text-line-through-style="none" style:text-line-through-type="none" fo:font-style="normal" fo:text-shadow="none" style:text-underline-style="none" fo:font-weight="normal" officeooo:rsid="001cf567" style:letter-kerning="true" style:font-style-asian="normal" style:font-weight-asian="normal" style:text-emphasize="none"/>
    </style:style>
    <style:style style:name="T9" style:family="text">
      <style:text-properties fo:color="#000000" style:text-outline="false" style:text-line-through-style="none" style:text-line-through-type="none" fo:font-style="normal" fo:text-shadow="none" style:text-underline-style="none" fo:font-weight="normal" officeooo:rsid="001ef586" style:letter-kerning="true" style:font-style-asian="normal" style:font-weight-asian="normal" style:text-emphasize="none"/>
    </style:style>
    <style:style style:name="T10" style:family="text">
      <style:text-properties fo:color="#000000" style:text-outline="false" style:text-line-through-style="none" style:text-line-through-type="none" fo:font-style="normal" fo:text-shadow="none" style:text-underline-style="none" style:letter-kerning="true" style:font-style-asian="normal" style:text-emphasize="none"/>
    </style:style>
    <style:style style:name="T11" style:family="text">
      <style:text-properties fo:font-weight="normal" style:font-weight-asian="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teratura</text:p>
      <text:p text:style-name="P2"/>
      <text:p text:style-name="P7"><text:span text:style-name="T5">[1] Shahin, Mojtaba &amp; Zahedi, Mansooreh &amp; Ali Babar, Muhammad &amp; Zhu, Liming. (2018). An empirical study of architecting for continuous delivery and deployment. Empirical Software Engineering. 10.1007/s10664-018-9651-4 </text:span></text:p>
      <text:p text:style-name="P11"><text:span text:style-name="T10">[2] Yangyang Zhao, Alexander Serebrenik, Yuming Zhou, Vladimir Filkov, and Bogdan Vasilescu. (2017). The impact of continuous integration on other software development practices: a large-scale empirical study. In Proceedings of the 32nd IEEE/ACM International Conference on Automated Software Engineering (ASE 2017). IEEE Press, Piscataway, NJ, USA, 60-71. </text:span></text:p>
      <text:p text:style-name="P11"><text:span text:style-name="T10">[3] Ståhl, Daniel &amp; Bosch, Jan. (2014). Modeling continuous integration practice differences in industry software development. Journal of Systems and Software. 87. 48–59. 10.1016/j.jss.2013.08.032. </text:span></text:p>
      <text:p text:style-name="P15"><text:span text:style-name="T10">[4] <text:s/>Barrie Sosinsky. Cloud Computing Bible. (2011). Willey Publishing, Inc. ISBN: 978-0470903568 </text:span></text:p>
      <text:p text:style-name="P15"><text:span text:style-name="T10"/></text:p>
      <text:p text:style-name="P16"><text:span text:style-name="T6">Książka opisuje najważniejsze elementy potrzebne do pracy z chmurami obliczeniowymi. Pozycja ta zawiera takie informacje jak:</text:span></text:p>
      <text:p text:style-name="P17"><text:span text:style-name="T6"/></text:p>
      <text:p text:style-name="P17"><text:span text:style-name="T6">- definicja chmury</text:span></text:p>
      <text:p text:style-name="P16"><text:span text:style-name="T6">- architektura towarzysząca chmurom</text:span></text:p>
      <text:p text:style-name="P16"><text:span text:style-name="T6">- informacje na temat serwisów oraz aplikacji działających w chmurze</text:span></text:p>
      <text:p text:style-name="P16"><text:span text:style-name="T6">- opis podstawowych chmur obecnie wystepujacych na rynku</text:span></text:p>
      <text:p text:style-name="P16"><text:span text:style-name="T6">- zarządzanie chmurami</text:span></text:p>
      <text:p text:style-name="P16"><text:span text:style-name="T6">- komunikacja z chmurami</text:span></text:p>
      <text:p text:style-name="P16"><text:span text:style-name="T6">- bezpieczeństwo w chmurach</text:span></text:p>
      <text:p text:style-name="P16"><text:span text:style-name="T6">- </text:span><text:span text:style-name="T9">praca z dostępnymi zasobami dyskowymi</text:span></text:p>
      <text:p text:style-name="P16"><text:span text:style-name="T9">- Amazon web services</text:span></text:p>
      <text:p text:style-name="P16"><text:span text:style-name="T9">- Microsoft Cloud Service</text:span></text:p>
      <text:p text:style-name="P16"><text:span text:style-name="T9">- Google web services</text:span></text:p>
      <text:p text:style-name="P11"><text:span text:style-name="T10">[5] Martin Fowler. Continous Integration. (01 May 2006). </text:span></text:p>
      <text:p text:style-name="P12"><text:span text:style-name="T6">Artykuł osoby aktywnie rozwijającej oraz pracującej przy metodykach programowania zwinnego oraz ekstremalnego. Martin Fowler opisuje dosyć dokładnie jak działają serwery ciągłej integracji, skąd się wzięła potrzeba wykorzystania ciągłej integracji oraz problemy jakie występowały podczas programowania kilka lat temu. Artykuł ten opisuje również dobre praktyki towarzyszące implementacji takiej infrastruktury, optymalizacje budowania aplikacji, zalety jakie niesie ze sobą ciągła integracja oraz sposoby na automatyzacje procesów przy realizacji ciagłej integracji.</text:span></text:p>
      <text:p text:style-name="P11"><text:span text:style-name="T10">[6] Lorin Hochstein, Rene Moser. Ansible: Up and Running. (20 Jul 2017). O’Reilly Media, Inc. ISBN: 978-1491979754 </text:span></text:p>
      <text:p text:style-name="P14"><text:span text:style-name="T6">Książka opisująca krok po kroku jak zacząć prace z Ansiblem. Zaczynając od podstawowych elementów tego narzędzia jakim jest wstępna konfiguracja, poprzez podstawowe playbooki aż do bardziej zaawansowanych zagadnień jak na przykład tworzenie własnych pluginów lub modułów.</text:span></text:p>
      <text:p text:style-name="P14"><text:span text:style-name="T6">Książka opisuje między innymi takie zagadnienia jak:</text:span></text:p>
      <text:p text:style-name="P14"><text:span text:style-name="T6"/></text:p>
      <text:p text:style-name="P14"><text:soft-page-break/><text:span text:style-name="T6">- wprowadzenie do ansibla i konfiguracja środowiska</text:span></text:p>
      <text:p text:style-name="P14"><text:span text:style-name="T6">- podstawowe playbooki</text:span></text:p>
      <text:p text:style-name="P14"><text:span text:style-name="T6">- praca z plikiem inventory</text:span></text:p>
      <text:p text:style-name="P14"><text:span text:style-name="T6">- zmienne i fakty</text:span></text:p>
      <text:p text:style-name="P14"><text:span text:style-name="T6">- role i podstawowe moduły</text:span></text:p>
      <text:p text:style-name="P14"><text:span text:style-name="T6">- pluginy</text:span></text:p>
      <text:p text:style-name="P14"><text:span text:style-name="T6">- optymalizacja pracy</text:span></text:p>
      <text:p text:style-name="P14"><text:span text:style-name="T6">- własne moduły</text:span></text:p>
      <text:p text:style-name="P14"><text:span text:style-name="T6">- współpraca ansibla z dockerem</text:span></text:p>
      <text:p text:style-name="P14"><text:span text:style-name="T6">- zagadnienia związane z kluczami ssh</text:span></text:p>
      <text:p text:style-name="P14"><text:span text:style-name="T6">- zagadnienia sieciowe z wykorzystaniem ansibla</text:span></text:p>
      <text:p text:style-name="P14"><text:span text:style-name="T6"/></text:p>
      <text:p text:style-name="P11"><text:span text:style-name="T10">[7] William E. Shotts Jr. The Linux Command Line. (2015). Helion. ISBN: 978-1593273897 </text:span></text:p>
      <text:p text:style-name="P13"><text:span text:style-name="T6">Podstawowe komendy pozwalajace na swobodne poruszanie się po systemie linux. Książka ukazuje sposoby na prace z systemami typu linux z poziomu linii komend oraz przy pomocy skryptów bashowych. </text:span><text:span text:style-name="T8">Książka zawiera podstawowe informacje na takie tematy jak:</text:span></text:p>
      <text:p text:style-name="P4"><text:span text:style-name="T1"/></text:p>
      <text:p text:style-name="P4"><text:span text:style-name="T1">- </text:span><text:span text:style-name="T2">w</text:span><text:span text:style-name="T1">prowadzenie do systemu Linux</text:span></text:p>
      <text:p text:style-name="P4"><text:span text:style-name="T1">- </text:span><text:span text:style-name="T2">k</text:span><text:span text:style-name="T1">orzystanie z komputera pracującego pod kontrolą systemu Linux</text:span></text:p>
      <text:p text:style-name="P4"><text:span text:style-name="T1">- zarządzanie zasobami komputera</text:span></text:p>
      <text:p text:style-name="P4"><text:span text:style-name="T1">- administrowanie systemem</text:span></text:p>
      <text:p text:style-name="P4"><text:span text:style-name="T1">- tworzenie skryptów powłoki</text:span></text:p>
      <text:p text:style-name="P5"><text:span text:style-name="T1">- </text:span><text:span text:style-name="T2">p</text:span><text:span text:style-name="T3">rawa dostępu, zmiana hasła i zmiana powłoki</text:span></text:p>
      <text:p text:style-name="P6"><text:span text:style-name="T3">- </text:span><text:span text:style-name="T2">demony usług</text:span></text:p>
      <text:p text:style-name="P6"><text:span text:style-name="T2">- użytkownicy i grupy</text:span></text:p>
      <text:p text:style-name="P8"><text:span text:style-name="T4">[8] </text:span><text:a xlink:type="simple" xlink:href="https://jenkins.io/doc/" text:style-name="Internet_20_link" text:visited-style-name="Visited_20_Internet_20_Link">https://jenkins.io/doc/</text:a></text:p>
      <text:p text:style-name="P9"><text:span text:style-name="T7">Dokumentacja Jenkinsa.</text:span></text:p>
      <text:p text:style-name="P8"><text:span text:style-name="T4">[9] </text:span><text:a xlink:type="simple" xlink:href="https://gerrit-review.googlesource.com/Documentation/" text:style-name="Internet_20_link" text:visited-style-name="Visited_20_Internet_20_Link">https://gerrit-review.googlesource.com/Documentation/</text:a></text:p>
      <text:p text:style-name="P10"><text:span text:style-name="T6">Dokumentacja Gerrita.</text:span></text:p>
      <text:p text:style-name="P8"><text:span text:style-name="T4">[10] </text:span><text:a xlink:type="simple" xlink:href="https://about.gitlab.com/install/?version=ce" text:style-name="Internet_20_link" text:visited-style-name="Visited_20_Internet_20_Link">https://about.gitlab.com/install/?version=ce</text:a></text:p>
      <text:p text:style-name="P10"><text:span text:style-name="T6">Dokumentacja Gitlaba.</text:span></text:p>
      <text:p text:style-name="P8"><text:span text:style-name="T4">[11] </text:span><text:a xlink:type="simple" xlink:href="https://zuul-ci.org/docs/zuul/" text:style-name="Internet_20_link" text:visited-style-name="Visited_20_Internet_20_Link">https://zuul-ci.org/docs/zuul/</text:a></text:p>
      <text:p text:style-name="P10"><text:span text:style-name="T6">Dokumentacja Zuula.</text:span></text:p>
      <text:p text:style-name="P8"><text:span text:style-name="T4">[12] </text:span><text:a xlink:type="simple" xlink:href="https://docs.ansible.com/" text:style-name="Internet_20_link" text:visited-style-name="Visited_20_Internet_20_Link">https://docs.ansible.com/</text:a></text:p>
      <text:p text:style-name="P10"><text:span text:style-name="T6">Dokumentacja Ansibla.</text:span></text:p>
      <text:p text:style-name="P8"><text:soft-page-break/><text:span text:style-name="T4">[13] </text:span><text:a xlink:type="simple" xlink:href="https://docs.openstack.org/install-guide/overview.html" text:style-name="Internet_20_link" text:visited-style-name="Visited_20_Internet_20_Link">https://docs.openstack.org/install-guide/overview.html</text:a></text:p>
      <text:p text:style-name="P10"><text:span text:style-name="T6">Dokumentacja OpenStacka.</text:span></text:p>
      <text:p text:style-name="P8"><text:span text:style-name="T4">[14] </text:span><text:a xlink:type="simple" xlink:href="http://docs.grafana.org/" text:style-name="Internet_20_link" text:visited-style-name="Visited_20_Internet_20_Link">http://docs.grafana.org/</text:a></text:p>
      <text:p text:style-name="P10"><text:span text:style-name="T6">Dokumentacja Grafany.</text:span></text:p>
      <text:p text:style-name="P8"><text:span text:style-name="T4">[15] </text:span><text:a xlink:type="simple" xlink:href="https://prometheus.io/docs/" text:style-name="Internet_20_link" text:visited-style-name="Visited_20_Internet_20_Link">https://prometheus.io/docs/</text:a></text:p>
      <text:p text:style-name="P1">Dokumentacja Prometheu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ans-serif"/>
    <style:font-face style:name="Times new roman" svg:font-family="'Times new roman'" style:font-family-generic="roman"/>
    <style:font-face style:name="times new roman" svg:font-family="'times new roman'" style:font-family-generic="roman"/>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ource Sans Pro" svg:font-family="'Source Sans Pro'"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fo:line-height="150%"/>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fo:line-height="150%" fo:text-align="start"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top="0cm" fo:margin-bottom="0.499cm" loext:contextual-spacing="false" fo:text-align="start"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4:41:26.578615724</meta:creation-date>
    <dc:date>2019-03-31T19:23:51.897432523</dc:date>
    <meta:editing-duration>PT3H2M18S</meta:editing-duration>
    <meta:editing-cycles>7</meta:editing-cycles>
    <meta:generator>LibreOffice/6.0.7.3$Linux_X86_64 LibreOffice_project/00m0$Build-3</meta:generator>
    <meta:document-statistic meta:table-count="0" meta:image-count="0" meta:object-count="0" meta:page-count="3" meta:paragraph-count="59" meta:word-count="488" meta:character-count="3818" meta:non-whitespace-character-count="3382"/>
  </office:meta>
</office:document-meta>
</file>